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 plot1</text:p>
      <text:p text:style-name="Standard">data &lt;- read.csv("C:/Users/HP/Documents/RCourses/hwproject.txt", sep=";", na.strings = "?", nrows= 500000, stringsAsFactors=FALSE, </text:p>
      <text:p text:style-name="Standard">colClasses=c("character", "character", "numeric", "numeric", "numeric", "numeric", "numeric", "numeric", "numeric"))</text:p>
      <text:p text:style-name="Standard"/>
      <text:p text:style-name="Standard">data1 &lt;- data[(data$Date == "1/2/2007" | data$Date == "2/2/2007"), ]</text:p>
      <text:p text:style-name="Standard"/>
      <text:p text:style-name="Standard">png(filename = "plot1.png", width = 480, height = 480)</text:p>
      <text:p text:style-name="Standard">hist(data1$Global_active_power, col="red", xlab = "Global Active Power (kilowatts)", main = "Global Active Power")</text:p>
      <text:p text:style-name="Standard">dev.off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bdou Sanda Dourhamane</meta:initial-creator>
    <meta:creation-date>2015-02-08T05:18:10.64</meta:creation-date>
    <dc:date>2015-02-08T05:34:49.07</dc:date>
    <dc:creator>Abdou Sanda Dourhamane</dc:creator>
    <meta:editing-duration>PT3M31S</meta:editing-duration>
    <meta:editing-cycles>2</meta:editing-cycles>
    <meta:generator>OpenOffice/4.1.0$Win32 OpenOffice.org_project/410m18$Build-9764</meta:generator>
    <meta:document-statistic meta:table-count="0" meta:image-count="0" meta:object-count="0" meta:page-count="1" meta:paragraph-count="7" meta:word-count="54" meta:character-count="499"/>
  </office:meta>
</office:document-meta>
</file>